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styles.xml" manifest:media-type="text/xml"/>
  <manifest:file-entry manifest:full-path="Object 1/content.xml" manifest:media-type="text/xml"/>
  <manifest:file-entry manifest:full-path="Object 1/Pictures/10000000000002A0000002C936F4E5AA497600E9.bmp" manifest:media-type="image/bmp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styles.xml" manifest:media-type="text/xml"/>
  <manifest:file-entry manifest:full-path="Object 4/content.xml" manifest:media-type="text/xml"/>
  <manifest:file-entry manifest:full-path="Object 4/Pictures/10000000000000D40000005D14C74F20FC56D66C.bmp" manifest:media-type="image/bmp"/>
  <manifest:file-entry manifest:full-path="Object 4/settings.xml" manifest:media-type="text/xml"/>
  <manifest:file-entry manifest:full-path="Object 4/" manifest:version="1.2" manifest:media-type="application/vnd.oasis.opendocument.graphics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" svg:font-family="Helvetica"/>
    <style:font-face style:name="Times-Roman" svg:font-family="Times-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6cm" fo:margin-right="0.102cm" fo:margin-top="0cm" fo:margin-bottom="0cm" loext:contextual-spacing="false" fo:line-height="100%" fo:text-align="end" style:justify-single-word="false" fo:text-indent="3.752cm" style:auto-text-indent="false">
        <style:tab-stops>
          <style:tab-stop style:position="0cm"/>
          <style:tab-stop style:position="7.00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fo:color="#000000" style:font-name="Arial" fo:font-size="10pt" style:font-name-asian="Arial" style:font-size-asian="10pt" style:font-name-complex="Arial" style:font-size-complex="10pt"/>
    </style:style>
    <style:style style:name="P2" style:family="paragraph" style:parent-style-name="Standard">
      <style:paragraph-properties fo:margin-left="0.6cm" fo:margin-right="0.102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7.00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fo:color="#000000" style:font-name="Arial" fo:font-size="36pt" style:font-name-asian="Arial" style:font-size-asian="36pt" style:font-name-complex="Arial" style:font-size-complex="36pt"/>
    </style:style>
    <style:style style:name="P3" style:family="paragraph" style:parent-style-name="Standard">
      <style:paragraph-properties fo:margin-left="0.6cm" fo:margin-right="0.102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7.00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fo:color="#000000" style:font-name="Arial" fo:font-size="12pt" officeooo:rsid="0010e44a" officeooo:paragraph-rsid="0010e44a" style:font-name-asian="Arial" style:font-size-asian="12pt" style:font-name-complex="Arial" style:font-size-complex="12pt"/>
    </style:style>
    <style:style style:name="P4" style:family="paragraph" style:parent-style-name="Standard">
      <style:paragraph-properties fo:margin-left="0.6cm" fo:margin-right="0.102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7.00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fo:color="#000000" style:font-name="Arial" fo:font-size="12pt" style:font-name-asian="Arial" style:font-size-asian="12pt" style:font-name-complex="Arial" style:font-size-complex="12pt"/>
    </style:style>
    <style:style style:name="P5" style:family="paragraph" style:parent-style-name="Standard">
      <style:paragraph-properties fo:margin-left="-0.998cm" fo:margin-right="-1.152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041cm"/>
          <style:tab-stop style:position="3.926cm"/>
          <style:tab-stop style:position="4.334cm"/>
          <style:tab-stop style:position="9.483cm"/>
          <style:tab-stop style:position="16.399cm"/>
          <style:tab-stop style:position="16.584cm"/>
          <style:tab-stop style:position="17.833cm"/>
          <style:tab-stop style:position="19.082cm"/>
          <style:tab-stop style:position="20.331cm"/>
        </style:tab-stops>
      </style:paragraph-properties>
      <style:text-properties fo:color="#0000ff" style:font-name="Arial" fo:font-size="7pt" style:font-name-asian="Arial" style:font-size-asian="7pt" style:font-name-complex="Arial" style:font-size-complex="7pt"/>
    </style:style>
    <style:style style:name="P6" style:family="paragraph" style:parent-style-name="Standard">
      <style:paragraph-properties fo:margin-left="-0.998cm" fo:margin-right="-1.152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041cm"/>
          <style:tab-stop style:position="3.926cm"/>
          <style:tab-stop style:position="4.334cm"/>
          <style:tab-stop style:position="5.851cm"/>
          <style:tab-stop style:position="11.102cm"/>
          <style:tab-stop style:position="14.351cm"/>
          <style:tab-stop style:position="15.335cm"/>
          <style:tab-stop style:position="16.584cm"/>
          <style:tab-stop style:position="17.833cm"/>
          <style:tab-stop style:position="19.082cm"/>
          <style:tab-stop style:position="20.331cm"/>
        </style:tab-stops>
      </style:paragraph-properties>
    </style:style>
    <style:style style:name="P7" style:family="paragraph" style:parent-style-name="Standard">
      <style:paragraph-properties fo:margin-left="-0.998cm" fo:margin-right="-1.152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8.001cm" style:type="center"/>
          <style:tab-stop style:position="16.002cm" style:type="right"/>
          <style:tab-stop style:position="16.235cm"/>
          <style:tab-stop style:position="17.484cm"/>
          <style:tab-stop style:position="18.733cm"/>
        </style:tab-stops>
      </style:paragraph-properties>
      <style:text-properties fo:color="#000000" style:font-name="Arial" fo:font-size="7pt" officeooo:paragraph-rsid="0010e44a" style:font-name-asian="Arial" style:font-size-asian="7pt" style:font-name-complex="Arial" style:font-size-complex="7pt"/>
    </style:style>
    <style:style style:name="P8" style:family="paragraph" style:parent-style-name="Standard">
      <style:paragraph-properties fo:margin-left="-0.998cm" fo:margin-right="-1.152cm" fo:margin-top="0cm" fo:margin-bottom="0cm" loext:contextual-spacing="false" fo:line-height="100%" fo:text-align="start" style:justify-single-word="false" fo:text-indent="2.35cm" style:auto-text-indent="false">
        <style:tab-stops>
          <style:tab-stop style:position="0cm"/>
          <style:tab-stop style:position="2.041cm"/>
          <style:tab-stop style:position="3.926cm"/>
          <style:tab-stop style:position="4.334cm"/>
          <style:tab-stop style:position="6.1cm"/>
          <style:tab-stop style:position="11.102cm"/>
          <style:tab-stop style:position="11.589cm"/>
          <style:tab-stop style:position="12.838cm"/>
          <style:tab-stop style:position="14.086cm"/>
          <style:tab-stop style:position="15.335cm"/>
          <style:tab-stop style:position="16.584cm"/>
          <style:tab-stop style:position="17.833cm"/>
          <style:tab-stop style:position="19.082cm"/>
          <style:tab-stop style:position="20.331cm"/>
        </style:tab-stops>
      </style:paragraph-properties>
    </style:style>
    <style:style style:name="P9" style:family="paragraph" style:parent-style-name="Standard">
      <style:paragraph-properties fo:margin-left="-0.998cm" fo:margin-right="-1.152cm" fo:margin-top="0cm" fo:margin-bottom="0cm" loext:contextual-spacing="false" fo:line-height="100%" fo:text-align="start" style:justify-single-word="false" fo:text-indent="2.35cm" style:auto-text-indent="false">
        <style:tab-stops>
          <style:tab-stop style:position="0cm"/>
          <style:tab-stop style:position="2.041cm"/>
          <style:tab-stop style:position="3.926cm"/>
          <style:tab-stop style:position="4.334cm"/>
          <style:tab-stop style:position="6.1cm"/>
          <style:tab-stop style:position="11.102cm"/>
          <style:tab-stop style:position="16.399cm"/>
          <style:tab-stop style:position="16.584cm"/>
          <style:tab-stop style:position="17.833cm"/>
          <style:tab-stop style:position="19.082cm"/>
          <style:tab-stop style:position="20.331cm"/>
        </style:tab-stops>
      </style:paragraph-properties>
      <style:text-properties fo:color="#000000" style:font-name="Arial" fo:font-size="7pt" officeooo:paragraph-rsid="0010e44a" style:font-name-asian="Arial" style:font-size-asian="7pt" style:font-name-complex="Arial" style:font-size-complex="7pt"/>
    </style:style>
    <style:style style:name="P10" style:family="paragraph" style:parent-style-name="Standard">
      <style:paragraph-properties fo:margin-left="0.6cm" fo:margin-right="-1.152cm" fo:margin-top="0cm" fo:margin-bottom="0cm" loext:contextual-spacing="false" fo:line-height="100%" fo:text-align="start" style:justify-single-word="false" fo:text-indent="2.328cm" style:auto-text-indent="false">
        <style:tab-stops>
          <style:tab-stop style:position="0cm"/>
          <style:tab-stop style:position="0.443cm"/>
          <style:tab-stop style:position="2.328cm"/>
          <style:tab-stop style:position="2.736cm"/>
          <style:tab-stop style:position="3.521cm"/>
          <style:tab-stop style:position="4.501cm"/>
          <style:tab-stop style:position="9.504cm"/>
          <style:tab-stop style:position="14.801cm"/>
          <style:tab-stop style:position="14.986cm"/>
          <style:tab-stop style:position="16.235cm"/>
          <style:tab-stop style:position="17.484cm"/>
          <style:tab-stop style:position="18.733cm"/>
        </style:tab-stops>
      </style:paragraph-properties>
      <style:text-properties fo:color="#000000" style:font-name="Arial" fo:font-size="7pt" style:font-name-asian="Arial" style:font-size-asian="7pt" style:font-name-complex="Arial" style:font-size-complex="7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1.834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1.834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fo:color="#000000" style:font-name="Arial" fo:font-size="12pt" style:font-name-asian="Arial" style:font-size-asian="12pt" style:font-name-complex="Arial" style:font-size-complex="12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1.834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fo:color="#000000" style:font-name="Helvetica" fo:font-size="14pt" fo:font-weight="bold" style:font-name-asian="Helvetica" style:font-size-asian="14pt" style:font-weight-asian="bold" style:font-name-complex="Helvetica" style:font-size-complex="14pt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1.834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fo:color="#000000" style:font-name="Helvetica" fo:font-size="12pt" style:font-name-asian="Helvetica" style:font-size-asian="12pt" style:font-name-complex="Helvetica" style:font-size-complex="12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1.834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fo:color="#000000" style:font-name="Helvetica" fo:font-size="10pt" style:font-name-asian="Helvetica" style:font-size-asian="10pt" style:font-name-complex="Helvetica" style:font-size-complex="10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1.834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fo:color="#000000" style:font-name="Helvetica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7" style:family="paragraph" style:parent-style-name="Standard" style:master-page-name="PM2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fo:color="#000000" style:font-name="Arial" fo:font-size="8pt" style:font-name-asian="Arial" style:font-size-asian="8pt" style:font-name-complex="Arial" style:font-size-complex="8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1.834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fo:color="#000000" style:font-name="Helvetica" fo:font-size="10pt" style:font-name-asian="Helvetica" style:font-size-asian="10pt" style:font-name-complex="Helvetica" style:font-size-complex="10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1.834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fo:color="#000000" style:font-name="Helvetica" fo:font-size="10pt" officeooo:rsid="00144677" officeooo:paragraph-rsid="00144677" style:font-name-asian="Helvetica" style:font-size-asian="10pt" style:font-name-complex="Helvetica" style:font-size-complex="10pt"/>
    </style:style>
    <style:style style:name="T1" style:family="text">
      <style:text-properties fo:color="#0000ff" style:font-name="Arial" fo:font-size="7pt" style:font-name-asian="Arial" style:font-size-asian="7pt" style:font-name-complex="Arial" style:font-size-complex="7pt"/>
    </style:style>
    <style:style style:name="T2" style:family="text">
      <style:text-properties fo:color="#0000ff" style:font-name="Arial" fo:font-size="7pt" style:text-underline-style="solid" style:text-underline-width="auto" style:text-underline-color="font-color" style:font-name-asian="Arial" style:font-size-asian="7pt" style:font-name-complex="Arial" style:font-size-complex="7pt"/>
    </style:style>
    <style:style style:name="T3" style:family="text">
      <style:text-properties fo:color="#0000ff" style:font-name="Helvetica" fo:font-size="10pt" style:text-underline-style="solid" style:text-underline-width="auto" style:text-underline-color="font-color" style:font-name-asian="Helvetica" style:font-size-asian="10pt" style:font-name-complex="Helvetica" style:font-size-complex="10pt"/>
    </style:style>
    <style:style style:name="T4" style:family="text">
      <style:text-properties fo:color="#000000" style:font-name="Arial" fo:font-size="7pt" style:font-name-asian="Arial" style:font-size-asian="7pt" style:font-name-complex="Arial" style:font-size-complex="7pt"/>
    </style:style>
    <style:style style:name="T5" style:family="text">
      <style:text-properties fo:color="#000000" style:font-name="Arial" fo:font-size="7pt" officeooo:rsid="0012f0e2" style:font-name-asian="Arial" style:font-size-asian="7pt" style:font-name-complex="Arial" style:font-size-complex="7pt"/>
    </style:style>
    <style:style style:name="T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" style:family="text">
      <style:text-properties fo:color="#000000" style:font-name="Helvetica" fo:font-size="10pt" style:font-name-asian="Helvetica" style:font-size-asian="10pt" style:font-name-complex="Helvetica" style:font-size-complex="10pt"/>
    </style:style>
    <style:style style:name="T9" style:family="text">
      <style:text-properties fo:color="#000000" style:font-name="Times-Roman" fo:font-size="10pt" style:font-name-asian="Times-Roman" style:font-size-asian="10pt" style:font-name-complex="Times-Roman" style:font-size-complex="10pt"/>
    </style:style>
    <style:style style:name="T10" style:family="text">
      <style:text-properties officeooo:rsid="0012f0e2"/>
    </style:style>
    <style:style style:name="T11" style:family="text">
      <style:text-properties officeooo:rsid="001343c3"/>
    </style:style>
    <style:style style:name="T12" style:family="text">
      <style:text-properties officeooo:rsid="0010e44a"/>
    </style:style>
    <style:style style:name="T13" style:family="text">
      <style:text-properties fo:font-weight="bold" style:font-weight-asian="bold" style:font-weight-complex="bold"/>
    </style:style>
    <style:style style:name="fr1" style:family="graphic" style:parent-style-name="GraphicStyle_5f_0">
      <style:graphic-properties style:vertical-pos="from-top" style:vertical-rel="paragraph" style:horizontal-pos="from-left" style:horizontal-rel="page-content" draw:ole-draw-aspect="1"/>
    </style:style>
    <style:style style:name="fr2" style:family="graphic" style:parent-style-name="GraphicStyle_5f_2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MSC Kasendorf e.V. – Marktplatz 18 – 95359 Kasendorf</text:p>
      <text:p text:style-name="P12"/>
      <text:p text:style-name="P13">Zustimmungserklärung</text:p>
      <text:p text:style-name="P14">zur Geländeordnung des MSC Kasendorf</text:p>
      <text:p text:style-name="P14"/>
      <text:p text:style-name="P14">Name: ................................................Vorname:................................</text:p>
      <text:p text:style-name="P14">Straße:................................................PLZ/Ort:..................................</text:p>
      <text:p text:style-name="P14">Telefon: ..........................................._ Fax: ......................................._</text:p>
      <text:p text:style-name="P14">E-Mail: ................................................Handy:...................................</text:p>
      <text:p text:style-name="P14">Geburtsdatum:......................................</text:p>
      <text:p text:style-name="P14"/>
      <text:p text:style-name="P15">Mit meiner Unterschrift stimme ich allen Punkten der Geländeordnung des MSC Kasendorf e. V. im</text:p>
      <text:p text:style-name="P15">ADAC vorbehaltlos zu. Ich habe die Geländeordnung und eine Trainingskarte erhalten. Bei Verlust der</text:p>
      <text:p text:style-name="P11"><text:span text:style-name="T8">Geländeordnung kann ich mir diese von </text:span><text:span text:style-name="T3">www.msc-kasendorf.de</text:span><text:span text:style-name="T8"> erneut herunterladen und einsehen.</text:span></text:p>
      <text:p text:style-name="P15"/>
      <text:p text:style-name="P16">Haftungsausschluss</text:p>
      <text:p text:style-name="P15">Die Geländenutzung erfolgt auf eigene Gefahr. Jeder Nutzer trägt die alleinige zivil- und strafrechtliche</text:p>
      <text:p text:style-name="P15">Verantwortung für alle von ihm oder dem von ihm benutzten Fahrzeug verursachten Schäden, soweit kein</text:p>
      <text:p text:style-name="P15">Haftungsausschluss vereinbart wird.</text:p>
      <text:p text:style-name="P15">Die Nutzer erklären mit ihrer Unterschrift unter der Zustimmungserklärung den Verzicht auf Ansprüche jeder Art</text:p>
      <text:p text:style-name="P15">für Schäden, die im Zusammenhang mit Training oder anderen Vereinsveranstaltungen entstehen, und zwar</text:p>
      <text:p text:style-name="P15">gegen</text:p>
      <text:p text:style-name="P11"><text:span text:style-name="T9">- </text:span><text:span text:style-name="T8">die FIM, UEM, den DMSB, die Mitgliedsorganisationen des DMSB, die Deutsche Motor Sport</text:span></text:p>
      <text:p text:style-name="P15">Wirtschaftsdienst GmbH, deren Präsidenten, Organe, Geschäftsführer, Generalsekretäre;</text:p>
      <text:p text:style-name="P11"><text:span text:style-name="T9">- </text:span><text:span text:style-name="T8">die ADAC-Gaue, den Promotor/Trainingsorganisator;</text:span></text:p>
      <text:p text:style-name="P11"><text:span text:style-name="T9">- </text:span><text:span text:style-name="T8">den Veranstalter, die Sportwarte, die Geländepächter, die Geländeeigentümer;</text:span></text:p>
      <text:p text:style-name="P11"><text:span text:style-name="T9">- </text:span><text:span text:style-name="T8">Behörden und andere Personen, die mit der Organisation in Verbindung stehen;</text:span></text:p>
      <text:p text:style-name="P11"><text:span text:style-name="T9">- </text:span><text:span text:style-name="T8">Den Straßenbaulastträger, soweit Schäden durch die Beschaffenheit der bei der Veranstaltung zu</text:span></text:p>
      <text:p text:style-name="P15">benutzenden Straßen samt Zubehör verursacht werden,</text:p>
      <text:p text:style-name="P11"><text:span text:style-name="T9">- </text:span><text:span text:style-name="T8">die Erfüllungs- und Verrichtungsgehilfen aller zuvor genannten Personen und Stellen;</text:span></text:p>
      <text:p text:style-name="P15">außer</text:p>
      <text:p text:style-name="P11"><text:span text:style-name="T9">- </text:span><text:span text:style-name="T8">für Schäden aus der Verletzung des Lebens, des Körpers, der Gesundheit oder sonstiger Schäden, die</text:span></text:p>
      <text:p text:style-name="P15">auf einer vorsätzlichen oder fahrlässigen Pflichtverletzung – auch eines gesetzlichen Vertreters oder</text:p>
      <text:p text:style-name="P15">eines Erfüllungsgehilfen des enthafteten Personenkreises – beruhen,</text:p>
      <text:p text:style-name="P11"><text:span text:style-name="T9">- </text:span><text:span text:style-name="T8">gegen die anderen Nutzer (Bewerber, Fahrer, Mitfahrer), deren Helfer, die Eigentümer, Halter der</text:span></text:p>
      <text:p text:style-name="P15">anderen Fahrzeuge;</text:p>
      <text:p text:style-name="P11"><text:span text:style-name="T9">- </text:span><text:span text:style-name="T8">den eigenen Bewerber, den/die eigenen Fahrer, Mitfahrer (anderslautende besondere Vereinbarungen</text:span></text:p>
      <text:p text:style-name="P15">zwischen Bewerber, Fahrer/n, Mitfahrer(n) gehen vor!) und eigene Helfer.</text:p>
      <text:p text:style-name="P15">Der Haftungsausschluss wird mit Abgabe der Zustimmungserklärung allen Beteiligten gegenüber wirksam. Er gilt</text:p>
      <text:p text:style-name="P15">für Ansprüche aus jeglichem Rechtsgrund, insbesondere sowohl für Schadenersatzansprüche aus vertraglicher</text:p>
      <text:p text:style-name="P15">als auch außervertraglicher Haftung und auch für Ansprüche aus unerlaubter Handlung. Stillschweigende</text:p>
      <text:p text:style-name="P15">Haftungsausschlüsse bleiben von vorstehender Haftungsausschlussklausel unberührt.</text:p>
      <text:p text:style-name="P15">Mit meiner Unterschrift erkenne ich den o. a. Haftungsausschluss an.</text:p>
      <text:p text:style-name="P15"/>
      <text:p text:style-name="P19"><text:span text:style-name="T13">Ich bin einverstanden das der MSC Kasendorf <text:s/>Bilder von mir veröffentlichen darf </text:span><text:s text:c="4"/>JA <text:s text:c="8"/>NEIN</text:p>
      <text:p text:style-name="P15"/>
      <text:p text:style-name="P15">Kasendorf, den .............. <text:s text:c="8"/>.....................................................................................</text:p>
      <text:p text:style-name="P15"><text:s text:c="47"/>Unterschrift (bei Minderjährigen die Erziehungsberechtigte/n )</text:p>
      <text:p text:style-name="P12"><text:s text:c="38"/></text:p>
      <text:p text:style-name="P12"><text:s text:c="38"/>...............................................................................</text:p>
      <text:p text:style-name="P11"><text:span text:style-name="T7"><text:s text:c="39"/></text:span><text:span text:style-name="T6">Unterschrift Antagsteller</text:span></text:p>
      <text:p text:style-name="P12"><text:s text:c="3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" svg:font-family="Helvetica"/>
    <style:font-face style:name="Times-Roman" svg:font-family="Times-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from-left" style:horizontal-rel="page-content"/>
    </style:style>
    <style:style style:name="GraphicStyle_5f_2" style:display-name="GraphicStyle_2" style:family="graphic">
      <style:graphic-properties svg:x="0cm" svg:y="0cm" style:vertical-pos="from-top" style:vertical-rel="page" style:horizontal-pos="from-left" style:horizontal-rel="page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.6cm" fo:margin-right="0.102cm" fo:margin-top="0cm" fo:margin-bottom="0cm" loext:contextual-spacing="false" fo:line-height="100%" fo:text-align="end" style:justify-single-word="false" fo:text-indent="3.752cm" style:auto-text-indent="false">
        <style:tab-stops>
          <style:tab-stop style:position="0cm"/>
          <style:tab-stop style:position="7.00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fo:color="#000000" style:font-name="Arial" fo:font-size="10pt" style:font-name-asian="Arial" style:font-size-asian="10pt" style:font-name-complex="Arial" style:font-size-complex="10pt"/>
    </style:style>
    <style:style style:name="MP2" style:family="paragraph" style:parent-style-name="Standard">
      <style:paragraph-properties fo:margin-left="0.6cm" fo:margin-right="0.102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7.00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fo:color="#000000" style:font-name="Arial" fo:font-size="36pt" style:font-name-asian="Arial" style:font-size-asian="36pt" style:font-name-complex="Arial" style:font-size-complex="36pt"/>
    </style:style>
    <style:style style:name="MP3" style:family="paragraph" style:parent-style-name="Standard">
      <style:paragraph-properties fo:margin-left="0.6cm" fo:margin-right="0.102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7.00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fo:color="#000000" style:font-name="Arial" fo:font-size="12pt" officeooo:rsid="0010e44a" officeooo:paragraph-rsid="0010e44a" style:font-name-asian="Arial" style:font-size-asian="12pt" style:font-name-complex="Arial" style:font-size-complex="12pt"/>
    </style:style>
    <style:style style:name="MP4" style:family="paragraph" style:parent-style-name="Standard">
      <style:paragraph-properties fo:margin-left="0.6cm" fo:margin-right="0.102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7.00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fo:color="#000000" style:font-name="Arial" fo:font-size="12pt" style:font-name-asian="Arial" style:font-size-asian="12pt" style:font-name-complex="Arial" style:font-size-complex="12pt"/>
    </style:style>
    <style:style style:name="MP5" style:family="paragraph" style:parent-style-name="Standard">
      <style:paragraph-properties fo:margin-left="-0.998cm" fo:margin-right="-1.152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041cm"/>
          <style:tab-stop style:position="3.926cm"/>
          <style:tab-stop style:position="4.334cm"/>
          <style:tab-stop style:position="9.483cm"/>
          <style:tab-stop style:position="16.399cm"/>
          <style:tab-stop style:position="16.584cm"/>
          <style:tab-stop style:position="17.833cm"/>
          <style:tab-stop style:position="19.082cm"/>
          <style:tab-stop style:position="20.331cm"/>
        </style:tab-stops>
      </style:paragraph-properties>
      <style:text-properties fo:color="#0000ff" style:font-name="Arial" fo:font-size="7pt" style:font-name-asian="Arial" style:font-size-asian="7pt" style:font-name-complex="Arial" style:font-size-complex="7pt"/>
    </style:style>
    <style:style style:name="MP6" style:family="paragraph" style:parent-style-name="Standard">
      <style:paragraph-properties fo:margin-left="-0.998cm" fo:margin-right="-1.152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041cm"/>
          <style:tab-stop style:position="3.926cm"/>
          <style:tab-stop style:position="4.334cm"/>
          <style:tab-stop style:position="5.851cm"/>
          <style:tab-stop style:position="11.102cm"/>
          <style:tab-stop style:position="14.351cm"/>
          <style:tab-stop style:position="15.335cm"/>
          <style:tab-stop style:position="16.584cm"/>
          <style:tab-stop style:position="17.833cm"/>
          <style:tab-stop style:position="19.082cm"/>
          <style:tab-stop style:position="20.331cm"/>
        </style:tab-stops>
      </style:paragraph-properties>
    </style:style>
    <style:style style:name="MP7" style:family="paragraph" style:parent-style-name="Standard">
      <style:paragraph-properties fo:margin-left="-0.998cm" fo:margin-right="-1.152cm" fo:margin-top="0cm" fo:margin-bottom="0cm" loext:contextual-spacing="false" fo:line-height="100%" fo:text-align="start" style:justify-single-word="false" fo:text-indent="2.35cm" style:auto-text-indent="false">
        <style:tab-stops>
          <style:tab-stop style:position="0cm"/>
          <style:tab-stop style:position="2.041cm"/>
          <style:tab-stop style:position="3.926cm"/>
          <style:tab-stop style:position="4.334cm"/>
          <style:tab-stop style:position="6.1cm"/>
          <style:tab-stop style:position="11.102cm"/>
          <style:tab-stop style:position="11.589cm"/>
          <style:tab-stop style:position="12.838cm"/>
          <style:tab-stop style:position="14.086cm"/>
          <style:tab-stop style:position="15.335cm"/>
          <style:tab-stop style:position="16.584cm"/>
          <style:tab-stop style:position="17.833cm"/>
          <style:tab-stop style:position="19.082cm"/>
          <style:tab-stop style:position="20.331cm"/>
        </style:tab-stops>
      </style:paragraph-properties>
    </style:style>
    <style:style style:name="MP8" style:family="paragraph" style:parent-style-name="Standard">
      <style:paragraph-properties fo:margin-left="-0.998cm" fo:margin-right="-1.152cm" fo:margin-top="0cm" fo:margin-bottom="0cm" loext:contextual-spacing="false" fo:line-height="100%" fo:text-align="start" style:justify-single-word="false" fo:text-indent="2.35cm" style:auto-text-indent="false">
        <style:tab-stops>
          <style:tab-stop style:position="0cm"/>
          <style:tab-stop style:position="2.041cm"/>
          <style:tab-stop style:position="3.926cm"/>
          <style:tab-stop style:position="4.334cm"/>
          <style:tab-stop style:position="6.1cm"/>
          <style:tab-stop style:position="11.102cm"/>
          <style:tab-stop style:position="16.399cm"/>
          <style:tab-stop style:position="16.584cm"/>
          <style:tab-stop style:position="17.833cm"/>
          <style:tab-stop style:position="19.082cm"/>
          <style:tab-stop style:position="20.331cm"/>
        </style:tab-stops>
      </style:paragraph-properties>
      <style:text-properties fo:color="#000000" style:font-name="Arial" fo:font-size="7pt" officeooo:paragraph-rsid="0010e44a" style:font-name-asian="Arial" style:font-size-asian="7pt" style:font-name-complex="Arial" style:font-size-complex="7pt"/>
    </style:style>
    <style:style style:name="MP9" style:family="paragraph" style:parent-style-name="Standard">
      <style:paragraph-properties fo:margin-left="-0.998cm" fo:margin-right="-1.152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8.001cm" style:type="center"/>
          <style:tab-stop style:position="16.002cm" style:type="right"/>
          <style:tab-stop style:position="16.235cm"/>
          <style:tab-stop style:position="17.484cm"/>
          <style:tab-stop style:position="18.733cm"/>
        </style:tab-stops>
      </style:paragraph-properties>
      <style:text-properties fo:color="#000000" style:font-name="Arial" fo:font-size="7pt" officeooo:paragraph-rsid="0010e44a" style:font-name-asian="Arial" style:font-size-asian="7pt" style:font-name-complex="Arial" style:font-size-complex="7pt"/>
    </style:style>
    <style:style style:name="MP10" style:family="paragraph" style:parent-style-name="Standard">
      <style:paragraph-properties fo:margin-left="0.6cm" fo:margin-right="-1.152cm" fo:margin-top="0cm" fo:margin-bottom="0cm" loext:contextual-spacing="false" fo:line-height="100%" fo:text-align="start" style:justify-single-word="false" fo:text-indent="2.328cm" style:auto-text-indent="false">
        <style:tab-stops>
          <style:tab-stop style:position="0cm"/>
          <style:tab-stop style:position="0.443cm"/>
          <style:tab-stop style:position="2.328cm"/>
          <style:tab-stop style:position="2.736cm"/>
          <style:tab-stop style:position="3.521cm"/>
          <style:tab-stop style:position="4.501cm"/>
          <style:tab-stop style:position="9.504cm"/>
          <style:tab-stop style:position="14.801cm"/>
          <style:tab-stop style:position="14.986cm"/>
          <style:tab-stop style:position="16.235cm"/>
          <style:tab-stop style:position="17.484cm"/>
          <style:tab-stop style:position="18.733cm"/>
        </style:tab-stops>
      </style:paragraph-properties>
      <style:text-properties fo:color="#000000" style:font-name="Arial" fo:font-size="7pt" style:font-name-asian="Arial" style:font-size-asian="7pt" style:font-name-complex="Arial" style:font-size-complex="7pt"/>
    </style:style>
    <style:style style:name="MT1" style:family="text">
      <style:text-properties fo:color="#0000ff" style:font-name="Arial" fo:font-size="7pt" style:font-name-asian="Arial" style:font-size-asian="7pt" style:font-name-complex="Arial" style:font-size-complex="7pt"/>
    </style:style>
    <style:style style:name="MT2" style:family="text">
      <style:text-properties fo:color="#000000" style:font-name="Arial" fo:font-size="7pt" style:font-name-asian="Arial" style:font-size-asian="7pt" style:font-name-complex="Arial" style:font-size-complex="7pt"/>
    </style:style>
    <style:style style:name="MT3" style:family="text">
      <style:text-properties fo:color="#000000" style:font-name="Arial" fo:font-size="7pt" officeooo:rsid="0012f0e2" style:font-name-asian="Arial" style:font-size-asian="7pt" style:font-name-complex="Arial" style:font-size-complex="7pt"/>
    </style:style>
    <style:style style:name="MT4" style:family="text">
      <style:text-properties fo:color="#0000ff" style:font-name="Arial" fo:font-size="7pt" style:text-underline-style="solid" style:text-underline-width="auto" style:text-underline-color="font-color" style:font-name-asian="Arial" style:font-size-asian="7pt" style:font-name-complex="Arial" style:font-size-complex="7pt"/>
    </style:style>
    <style:style style:name="MT5" style:family="text">
      <style:text-properties officeooo:rsid="0012f0e2"/>
    </style:style>
    <style:style style:name="MT6" style:family="text">
      <style:text-properties officeooo:rsid="001343c3"/>
    </style:style>
    <style:style style:name="MT7" style:family="text">
      <style:text-properties officeooo:rsid="0010e44a"/>
    </style:style>
    <style:style style:name="Mfr1" style:family="graphic" style:parent-style-name="GraphicStyle_5f_0">
      <style:graphic-properties style:vertical-pos="from-top" style:vertical-rel="paragraph" style:horizontal-pos="from-left" style:horizontal-rel="page-content" draw:ole-draw-aspect="1"/>
    </style:style>
    <style:style style:name="Mfr2" style:family="graphic" style:parent-style-name="GraphicStyle_5f_2">
      <style:graphic-properties style:vertical-pos="from-top" style:vertical-rel="paragraph" style:horizontal-pos="from-left" style:horizontal-rel="paragraph" draw:ole-draw-aspect="1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0.4cm" fo:margin-bottom="0.399cm" fo:margin-left="0.998cm" fo:margin-right="0.998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>
      <style:header>
        <text:p text:style-name="MP1"><draw:frame draw:style-name="Mfr1" draw:name="Object0" text:anchor-type="paragraph" svg:x="16.067cm" svg:y="0cm" svg:width="3.293cm" svg:height="3.491cm" draw:z-index="0"><draw:object xlink:href="./Object 1" xlink:type="simple" xlink:show="embed" xlink:actuate="onLoad"/><draw:image xlink:href="./ObjectReplacements/Object 1" xlink:type="simple" xlink:show="embed" xlink:actuate="onLoad"/></draw:frame></text:p>
        <text:p text:style-name="MP1"/>
        <text:p text:style-name="MP1"/>
        <text:p text:style-name="MP2">MSC Kasendorf e.V.</text:p>
        <text:p text:style-name="MP3">Ortsclub im ADAC Nordbayern</text:p>
        <text:p text:style-name="MP4"/>
        <text:p text:style-name="MP4"/>
        <text:p text:style-name="MP4"/>
      </style:header>
      <style:footer>
        <text:p text:style-name="MP5"><text:tab/></text:p>
        <text:p text:style-name="MP6"><draw:frame draw:style-name="Mfr2" draw:name="Object3" text:anchor-type="paragraph" svg:x="15.379cm" svg:y="0.132cm" svg:width="2.858cm" svg:height="1.251cm" draw:z-index="1"><draw:object xlink:href="./Object 4" xlink:type="simple" xlink:show="embed" xlink:actuate="onLoad"/><draw:image xlink:href="./ObjectReplacements/Object 4" xlink:type="simple" xlink:show="embed" xlink:actuate="onLoad"/></draw:frame><text:span text:style-name="MT1"><text:tab/> <text:s text:c="3"/></text:span><text:span text:style-name="MT2">MSC Kasendorf e. V. <text:tab/>1. Vorsitzender </text:span><text:span text:style-name="MT3">Stefan Herold</text:span><text:span text:style-name="MT2"><text:tab/>Bankverbindung:<text:tab/></text:span></text:p>
        <text:p text:style-name="MP7"><text:span text:style-name="MT2">Marktplatz 18 <text:tab/><text:tab/><text:tab/></text:span><text:span text:style-name="MT3">stefanherold@gmx.de</text:span><text:span text:style-name="MT4">.</text:span><text:span text:style-name="MT2"><text:tab/>Kulmbacher Bank eG<text:tab/></text:span></text:p>
        <text:p text:style-name="MP8">95359 Kasendorf<text:tab/> <text:tab/><text:span text:style-name="MT5">09221-6909007</text:span><text:tab/><text:span text:style-name="MT6">IBAN</text:span></text:p>
        <text:p text:style-name="MP9"><text:s text:c="90"/><text:span text:style-name="MT7">www.msc-kasendorf.de</text:span> <text:s text:c="33"/><text:span text:style-name="MT6">DE 64 7719 0000 0003 2039 30</text:span> <text:s text:c="31"/></text:p>
        <text:p text:style-name="MP10"><text:s text:c="36"/><text:tab/></text:p>
        <text:p text:style-name="MP10"/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ana Glatz</meta:initial-creator>
    <meta:generator>LibreOffice/5.2.7.2$Windows_x86 LibreOffice_project/2b7f1e640c46ceb28adf43ee075a6e8b8439ed10</meta:generator>
    <dc:date>2018-01-28T19:11:06.430000000</dc:date>
    <meta:editing-duration>PT15M42S</meta:editing-duration>
    <meta:editing-cycles>6</meta:editing-cycles>
    <meta:document-statistic meta:table-count="0" meta:image-count="0" meta:object-count="2" meta:page-count="1" meta:paragraph-count="54" meta:word-count="385" meta:character-count="3982" meta:non-whitespace-character-count="32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PM0">
        <draw:frame draw:style-name="gr1" draw:layer="layout" svg:width="5.677cm" svg:height="6.03cm" svg:x="-0.003cm" svg:y="0.003cm">
          <draw:image xlink:href="Pictures/10000000000002A0000002C936F4E5AA497600E9.bmp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677cm" fo:page-height="6.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PM0">
        <draw:frame draw:style-name="gr1" draw:layer="layout" svg:width="7.478cm" svg:height="3.279cm" svg:x="-0.003cm" svg:y="0.003cm">
          <draw:image xlink:href="Pictures/10000000000000D40000005D14C74F20FC56D66C.bmp" xlink:type="simple" xlink:show="embed" xlink:actuate="onLoad">
            <text:p/>
          </draw:image>
        </draw:frame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478cm" fo:page-height="3.27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